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number-columns-repeated="2" table:style-name="ce2" office:value-type="string" calcext:value-type="string">
            <text:p>do_buyback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eal_flask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2" office:value-type="string" calcext:value-type="string">
            <text:p>deliver_items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glyph</text:p>
          </table:table-cell>
          <table:table-cell table:style-name="ce13" office:value-type="string" calcext:value-type="string">
            <text:p>do_glyph</text:p>
          </table:table-cell>
          <table:table-cell table:style-name="ce15" office:value-type="string" calcext:value-type="string">
            <text:p>do_glyph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/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office:value-type="string" calcext:value-type="string">
            <text:p>defend_tower</text:p>
          </table:table-cell>
          <table:table-cell table:number-columns-repeated="2" table:style-name="ce15" office:value-type="string" calcext:value-type="string">
            <text:p>attack_enemy_cree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stop_attac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attack_enemy_hero</text:p>
          </table:table-cell>
          <table:table-cell table:style-name="ce15" office:value-type="string" calcext:value-type="string">
            <text:p>attack_enemy_her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5" office:value-type="string" calcext:value-type="string">
            <text:p>stop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5" table:number-columns-repeated="2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22:22:37.557969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1T22:23:19.401796730</dc:date>
    <meta:editing-duration>P2DT14H32M21S</meta:editing-duration>
    <meta:editing-cycles>2519</meta:editing-cycles>
    <dc:creator>Ilya Shpigor</dc:creator>
    <meta:document-statistic meta:table-count="4" meta:cell-count="393" meta:object-count="0"/>
  </office:meta>
</office:document-meta>
</file>